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5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4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 table:number-rows-repeated="2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5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2" table:number-rows-repeated="2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5">
            <text:p>25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2" table:number-rows-repeated="24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0">
            <text:p>30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25">
            <text:p>25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0">
            <text:p>30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455">
            <text:p>4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9">09/06/2012</text:date>, <text:time>02:20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6-09T02:20:19</dc:date>
    <meta:editing-duration>PT01H29M59S</meta:editing-duration>
    <meta:editing-cycles>117</meta:editing-cycles>
    <meta:generator>OpenOffice.org/3.2$Unix OpenOffice.org_project/320m12$Build-9483</meta:generator>
    <dc:creator>david </dc:creator>
    <meta:document-statistic meta:table-count="5" meta:cell-count="343" meta:object-count="0"/>
  </office:meta>
</office:document-meta>
</file>